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2.359cm" svg:y="15.905cm">
            <draw:object draw:notify-on-update-of-ranges="Planilha1.K4:Planilha1.K5 Planilha1.L4:Planilha1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359cm" svg:y="6.422cm">
            <draw:object draw:notify-on-update-of-ranges="Planilha1.D2:Planilha1.D5 Planilha1.F2:Planilha1.F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Mol / 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 puro</text:p>
          </table:table-cell>
          <table:table-cell office:value-type="string" calcext:value-type="string">
            <text:p>Lambda * Ativ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1/Lamda</text:p>
          </table:table-cell>
          <table:table-cell/>
          <table:table-cell office:value-type="string" calcext:value-type="string">
            <text:p>Mol / 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 p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mbda</text:p>
          </table:table-cell>
        </table:table-row>
        <table:table-row table:style-name="ro1">
          <table:table-cell table:style-name="ce1" office:value-type="float" office:value="0.0001" calcext:value-type="float">
            <text:p>0,0001</text:p>
          </table:table-cell>
          <table:table-cell table:style-name="ce2" office:value-type="float" office:value="0.0004182" calcext:value-type="float">
            <text:p>4,18E-04</text:p>
          </table:table-cell>
          <table:table-cell table:style-name="ce2" table:formula="of:=[.B2] - 0.00000257" office:value-type="float" office:value="0.00041563" calcext:value-type="float">
            <text:p>4,16E-04</text:p>
          </table:table-cell>
          <table:table-cell table:formula="of:=[.C2]*[.A8]" office:value-type="float" office:value="0.000000000041563" calcext:value-type="float">
            <text:p>4,1563E-11</text:p>
          </table:table-cell>
          <table:table-cell table:formula="of:=[.C2] / [.A8]" office:value-type="float" office:value="4156.3" calcext:value-type="float">
            <text:p>4156,3</text:p>
          </table:table-cell>
          <table:table-cell table:formula="of:=1/[.E2]" office:value-type="float" office:value="0.000240598609340038" calcext:value-type="float">
            <text:p>0,000240598609340038</text:p>
          </table:table-cell>
          <table:table-cell/>
          <table:table-cell table:style-name="ce1" office:value-type="float" office:value="0.0001" calcext:value-type="float">
            <text:p>0,0001</text:p>
          </table:table-cell>
          <table:table-cell table:style-name="ce2" office:value-type="float" office:value="0.00006377" calcext:value-type="float">
            <text:p>6,38E-05</text:p>
          </table:table-cell>
          <table:table-cell table:formula="of:=[.I2]-[.G12]" office:value-type="float" office:value="0.0000612" calcext:value-type="float">
            <text:p>0,0000612</text:p>
          </table:table-cell>
          <table:table-cell table:formula="of:=SQRT([.H2])" office:value-type="float" office:value="0.01" calcext:value-type="float">
            <text:p>0,01</text:p>
          </table:table-cell>
          <table:table-cell table:formula="of:=[.J2] / [.H8]" office:value-type="float" office:value="612" calcext:value-type="float">
            <text:p>612</text:p>
          </table:table-cell>
        </table:table-row>
        <table:table-row table:style-name="ro1">
          <table:table-cell table:style-name="ce1" office:value-type="float" office:value="0.001" calcext:value-type="float">
            <text:p>0,001</text:p>
          </table:table-cell>
          <table:table-cell table:style-name="ce2" office:value-type="float" office:value="0.0003087" calcext:value-type="float">
            <text:p>3,09E-04</text:p>
          </table:table-cell>
          <table:table-cell table:style-name="ce2" table:formula="of:=[.B3] - 0.00000257" office:value-type="float" office:value="0.00030613" calcext:value-type="float">
            <text:p>3,06E-04</text:p>
          </table:table-cell>
          <table:table-cell table:formula="of:=[.C3]*[.A9]" office:value-type="float" office:value="0.00000000030613" calcext:value-type="float">
            <text:p>3,0613E-10</text:p>
          </table:table-cell>
          <table:table-cell table:formula="of:=[.C3] / [.A9]" office:value-type="float" office:value="306.13" calcext:value-type="float">
            <text:p>306,13</text:p>
          </table:table-cell>
          <table:table-cell table:formula="of:=1/[.E3]" office:value-type="float" office:value="0.00326658609087642" calcext:value-type="float">
            <text:p>0,00326658609087642</text:p>
          </table:table-cell>
          <table:table-cell/>
          <table:table-cell table:style-name="ce1" office:value-type="float" office:value="0.001" calcext:value-type="float">
            <text:p>0,001</text:p>
          </table:table-cell>
          <table:table-cell table:style-name="ce2" office:value-type="float" office:value="0.0001226" calcext:value-type="float">
            <text:p>1,23E-04</text:p>
          </table:table-cell>
          <table:table-cell table:formula="of:=[.I3]-[.G12]" office:value-type="float" office:value="0.00012003" calcext:value-type="float">
            <text:p>0,00012003</text:p>
          </table:table-cell>
          <table:table-cell table:formula="of:=SQRT([.H3])" office:value-type="float" office:value="0.0316227766016838" calcext:value-type="float">
            <text:p>0,0316227766016838</text:p>
          </table:table-cell>
          <table:table-cell table:formula="of:=[.J3] / [.H9]" office:value-type="float" office:value="120.03" calcext:value-type="float">
            <text:p>120,03</text:p>
          </table:table-cell>
        </table:table-row>
        <table:table-row table:style-name="ro1">
          <table:table-cell table:style-name="ce1" office:value-type="float" office:value="0.01" calcext:value-type="float">
            <text:p>0,01</text:p>
          </table:table-cell>
          <table:table-cell table:style-name="ce2" office:value-type="float" office:value="0.0001382" calcext:value-type="float">
            <text:p>1,38E-04</text:p>
          </table:table-cell>
          <table:table-cell table:style-name="ce2" table:formula="of:=[.B4] - 0.00000257" office:value-type="float" office:value="0.00013563" calcext:value-type="float">
            <text:p>1,36E-04</text:p>
          </table:table-cell>
          <table:table-cell table:formula="of:=[.C4]*[.A10]" office:value-type="float" office:value="0.0000000013563" calcext:value-type="float">
            <text:p>0,0000000013563</text:p>
          </table:table-cell>
          <table:table-cell table:formula="of:=[.C4] / [.A10]" office:value-type="float" office:value="13.563" calcext:value-type="float">
            <text:p>13,563</text:p>
          </table:table-cell>
          <table:table-cell table:formula="of:=1/[.E4]" office:value-type="float" office:value="0.0737300007373" calcext:value-type="float">
            <text:p>0,0737300007373</text:p>
          </table:table-cell>
          <table:table-cell/>
          <table:table-cell table:style-name="ce1" office:value-type="float" office:value="0.01" calcext:value-type="float">
            <text:p>0,01</text:p>
          </table:table-cell>
          <table:table-cell table:style-name="ce2" office:value-type="float" office:value="0.0001" calcext:value-type="float">
            <text:p>1,00E-04</text:p>
          </table:table-cell>
          <table:table-cell table:formula="of:=[.I4]-[.G12]" office:value-type="float" office:value="0.00009743" calcext:value-type="float">
            <text:p>0,00009743</text:p>
          </table:table-cell>
          <table:table-cell table:formula="of:=SQRT([.H4])" office:value-type="float" office:value="0.1" calcext:value-type="float">
            <text:p>0,1</text:p>
          </table:table-cell>
          <table:table-cell table:formula="of:=[.J4] / [.H10]" office:value-type="float" office:value="9.743" calcext:value-type="float">
            <text:p>9,743</text:p>
          </table:table-cell>
        </table:table-row>
        <table:table-row table:style-name="ro1"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004136" calcext:value-type="float">
            <text:p>4,14E-05</text:p>
          </table:table-cell>
          <table:table-cell table:style-name="ce2" table:formula="of:=[.B5] - 0.00000257" office:value-type="float" office:value="0.00003879" calcext:value-type="float">
            <text:p>3,88E-05</text:p>
          </table:table-cell>
          <table:table-cell table:formula="of:=[.C5]*[.A11]" office:value-type="float" office:value="0.000000019395" calcext:value-type="float">
            <text:p>0,000000019395</text:p>
          </table:table-cell>
          <table:table-cell table:formula="of:=[.C5] / [.A11]" office:value-type="float" office:value="0.07758" calcext:value-type="float">
            <text:p>0,07758</text:p>
          </table:table-cell>
          <table:table-cell table:formula="of:=1/[.E5]" office:value-type="float" office:value="12.8899200824955" calcext:value-type="float">
            <text:p>12,8899200824955</text:p>
          </table:table-cell>
          <table:table-cell/>
          <table:table-cell table:style-name="ce1" office:value-type="float" office:value="0.05" calcext:value-type="float">
            <text:p>0,05</text:p>
          </table:table-cell>
          <table:table-cell table:style-name="ce2" office:value-type="float" office:value="0.00446" calcext:value-type="float">
            <text:p>4,46E-03</text:p>
          </table:table-cell>
          <table:table-cell table:formula="of:=[.I5]-[.G12]" office:value-type="float" office:value="0.00445743" calcext:value-type="float">
            <text:p>0,00445743</text:p>
          </table:table-cell>
          <table:table-cell table:formula="of:=SQRT([.H5])" office:value-type="float" office:value="0.223606797749979" calcext:value-type="float">
            <text:p>0,223606797749979</text:p>
          </table:table-cell>
          <table:table-cell table:formula="of:=[.J5] / [.H11]" office:value-type="float" office:value="89.1486" calcext:value-type="float">
            <text:p>89,1486</text:p>
          </table:table-cell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2" office:value-type="float" office:value="0.00001191" calcext:value-type="float">
            <text:p>1,19E-05</text:p>
          </table:table-cell>
          <table:table-cell table:style-name="ce2" table:formula="of:=[.B6] - 0.00000257" office:value-type="float" office:value="0.00000934" calcext:value-type="float">
            <text:p>9,34E-06</text:p>
          </table:table-cell>
          <table:table-cell table:formula="of:=[.C6]*[.A12]" office:value-type="float" office:value="0.000000000934" calcext:value-type="float">
            <text:p>9,34E-10</text:p>
          </table:table-cell>
          <table:table-cell table:formula="of:=[.C6] / [.A12]" office:value-type="float" office:value="0.0934" calcext:value-type="float">
            <text:p>0,0934</text:p>
          </table:table-cell>
          <table:table-cell table:formula="of:=1/[.E6]" office:value-type="float" office:value="10.7066381156317" calcext:value-type="float">
            <text:p>10,7066381156317</text:p>
          </table:table-cell>
          <table:table-cell/>
          <table:table-cell table:style-name="ce1" office:value-type="float" office:value="0.1" calcext:value-type="float">
            <text:p>0,1</text:p>
          </table:table-cell>
          <table:table-cell table:style-name="ce2" office:value-type="float" office:value="0.00846" calcext:value-type="float">
            <text:p>8,46E-03</text:p>
          </table:table-cell>
          <table:table-cell table:formula="of:=[.I6]-[.G12]" office:value-type="float" office:value="0.00845743" calcext:value-type="float">
            <text:p>0,00845743</text:p>
          </table:table-cell>
          <table:table-cell table:formula="of:=SQRT([.H6])" office:value-type="float" office:value="0.316227766016838" calcext:value-type="float">
            <text:p>0,316227766016838</text:p>
          </table:table-cell>
          <table:table-cell table:formula="of:=[.J6] / [.H12]" office:value-type="float" office:value="84.5743" calcext:value-type="float">
            <text:p>84,574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ol / cm^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formula="of:=[.A2] * 0.001" office:value-type="float" office:value="0.0000001" calcext:value-type="float">
            <text:p>0,0000001</text:p>
          </table:table-cell>
          <table:table-cell table:number-columns-repeated="6"/>
          <table:table-cell table:formula="of:=[.H2] * 0.001" office:value-type="float" office:value="0.0000001" calcext:value-type="float">
            <text:p>0,000000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formula="of:=[.A3] * 0.001" office:value-type="float" office:value="0.000001" calcext:value-type="float">
            <text:p>0,000001</text:p>
          </table:table-cell>
          <table:table-cell table:number-columns-repeated="6"/>
          <table:table-cell table:formula="of:=[.H3] * 0.001" office:value-type="float" office:value="0.000001" calcext:value-type="float">
            <text:p>0,00000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formula="of:=[.A4] * 0.001" office:value-type="float" office:value="0.00001" calcext:value-type="float">
            <text:p>0,00001</text:p>
          </table:table-cell>
          <table:table-cell table:number-columns-repeated="6"/>
          <table:table-cell table:formula="of:=[.H4] * 0.001" office:value-type="float" office:value="0.00001" calcext:value-type="float">
            <text:p>0,0000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formula="of:=[.A5] * 0.001" office:value-type="float" office:value="0.0005" calcext:value-type="float">
            <text:p>0,0005</text:p>
          </table:table-cell>
          <table:table-cell table:number-columns-repeated="6"/>
          <table:table-cell table:formula="of:=[.H5] * 0.001" office:value-type="float" office:value="0.00005" calcext:value-type="float">
            <text:p>0,0000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formula="of:=[.A6] * 0.001" office:value-type="float" office:value="0.0001" calcext:value-type="float">
            <text:p>0,0001</text:p>
          </table:table-cell>
          <table:table-cell table:number-columns-repeated="4"/>
          <table:table-cell office:value-type="string" calcext:value-type="string">
            <text:p>H2O</text:p>
          </table:table-cell>
          <table:table-cell table:style-name="ce2" office:value-type="float" office:value="0.00000257" calcext:value-type="float">
            <text:p>2,57E-06</text:p>
          </table:table-cell>
          <table:table-cell table:formula="of:=[.H6] * 0.001" office:value-type="float" office:value="0.0001" calcext:value-type="float">
            <text:p>0,0001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9T00:57:28.065000000</dc:date>
    <dc:creator>Luiz Dembicki</dc:creator>
    <meta:editing-duration>PT48M30S</meta:editing-duration>
    <meta:editing-cycles>4</meta:editing-cycles>
    <meta:generator>LibreOffice/7.3.4.2$Windows_X86_64 LibreOffice_project/728fec16bd5f605073805c3c9e7c4212a0120dc5</meta:generator>
    <meta:document-statistic meta:table-count="1" meta:cell-count="79" meta:object-count="2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63cm" svg:y="3.952cm" style:legend-expansion="high" chart:style-name="ch2"/>
        <chart:plot-area chart:style-name="ch3" table:cell-range-address="Planilha1.K4:Planilha1.L5" svg:x="0.32cm" svg:y="0.18cm" svg:width="11.423cm" svg:height="8.64cm">
          <chart:coordinate-region svg:x="1.127cm" svg:y="0.379cm" svg:width="10.2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L4:Planilha1.L5" chart:class="chart:scatter">
            <chart:domain table:cell-range-address="Planilha1.K4:Planilha1.K5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  <table:table-cell office:value-type="string">
                <text:p>Colu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Planilha1.K4:Planilha1.K5</svg:desc>
                </draw:g>
              </table:table-cell>
              <table:table-cell office:value-type="float" office:value="9.743">
                <text:p>9.743</text:p>
                <draw:g>
                  <svg:desc>Planilha1.L4:Planilha1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3606797749979">
                <text:p>0.223606797749979</text:p>
              </table:table-cell>
              <table:table-cell office:value-type="float" office:value="89.1486">
                <text:p>89.14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37cm" svg:y="3.952cm" style:legend-expansion="high" chart:style-name="ch2"/>
        <chart:plot-area chart:style-name="ch3" table:cell-range-address="Planilha1.D2:Planilha1.D5 Planilha1.F2:Planilha1.F5" svg:x="0.32cm" svg:y="0.18cm" svg:width="11.397cm" svg:height="8.64cm">
          <chart:coordinate-region svg:x="0.941cm" svg:y="0.38cm" svg:width="9.79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F2:Planilha1.F5" chart:class="chart:scatter">
            <chart:domain table:cell-range-address="Planilha1.D2:Planilha1.D5"/>
            <chart:regression-curve chart:style-name="ch8">
              <chart:equation chart:display-equation="true" chart:display-r-square="false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41563">
                <text:p>0.000000000041563</text:p>
                <draw:g>
                  <svg:desc>Planilha1.D2:Planilha1.D5</svg:desc>
                </draw:g>
              </table:table-cell>
              <table:table-cell office:value-type="float" office:value="0.000240598609340038">
                <text:p>0.000240598609340038</text:p>
                <draw:g>
                  <svg:desc>Planilha1.F2:Planilha1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30613">
                <text:p>0.00000000030613</text:p>
              </table:table-cell>
              <table:table-cell office:value-type="float" office:value="0.00326658609087642">
                <text:p>0.00326658609087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13563">
                <text:p>0.0000000013563</text:p>
              </table:table-cell>
              <table:table-cell office:value-type="float" office:value="0.0737300007373">
                <text:p>0.0737300007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19395">
                <text:p>0.000000019395</text:p>
              </table:table-cell>
              <table:table-cell office:value-type="float" office:value="12.8899200824955">
                <text:p>12.88992008249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